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14.99cm" fo:min-width="19.8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00" draw:textarea-horizontal-align="justify" draw:textarea-vertical-align="middle" draw:auto-grow-height="false" fo:min-height="14.91cm" fo:min-width="19.7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00a933" draw:textarea-horizontal-align="justify" draw:textarea-vertical-align="middle" draw:auto-grow-height="false" fo:min-height="14.91cm" fo:min-width="19.7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2a6099" draw:textarea-horizontal-align="justify" draw:textarea-vertical-align="middle" draw:auto-grow-height="false" fo:min-height="14.91cm" fo:min-width="19.74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14.91cm" fo:min-width="19.74cm" fo:padding-top="0.165cm" fo:padding-bottom="0.165cm" fo:padding-left="0.29cm" fo:padding-right="0.29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loext:graphic-properties draw:fill="none" draw:fill-color="#ffffff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15.2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32cm" svg:height="15.24cm" svg:x="0cm" svg:y="15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0.32cm" svg:height="15.24cm" svg:x="0cm" svg:y="30.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0.32cm" svg:height="15.24cm" svg:x="0cm" svg:y="45.7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measurelines" svg:width="2.386cm" svg:height="4.036cm" svg:x="8.967cm" svg:y="5.26cm">
          <draw:text-box>
            <text:p><text:span text:style-name="T1">1</text:span></text:p>
          </draw:text-box>
        </draw:frame>
      </draw:page>
      <draw:page draw:name="page2" draw:style-name="dp1" draw:master-page-name="Default">
        <draw:custom-shape draw:style-name="gr6" draw:text-style-name="P1" draw:layer="layout" svg:width="20.32cm" svg:height="15.2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32cm" svg:height="15.24cm" svg:x="0cm" svg:y="15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0.32cm" svg:height="15.24cm" svg:x="0cm" svg:y="30.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0.32cm" svg:height="15.24cm" svg:x="0cm" svg:y="45.7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measurelines" svg:width="2.386cm" svg:height="4.036cm" svg:x="8.967cm" svg:y="5.26cm">
          <draw:text-box>
            <text:p><text:span text:style-name="T1">2</text:span></text:p>
          </draw:text-box>
        </draw:frame>
      </draw:page>
      <draw:page draw:name="page3" draw:style-name="dp1" draw:master-page-name="Default">
        <draw:custom-shape draw:style-name="gr6" draw:text-style-name="P1" draw:layer="layout" svg:width="20.32cm" svg:height="15.2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32cm" svg:height="15.24cm" svg:x="0cm" svg:y="15.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0.32cm" svg:height="15.24cm" svg:x="0cm" svg:y="30.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0.32cm" svg:height="15.24cm" svg:x="0cm" svg:y="45.72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measurelines" svg:width="2.386cm" svg:height="4.036cm" svg:x="8.967cm" svg:y="5.26cm">
          <draw:text-box>
            <text:p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protected="true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20:18:03.013947748</meta:creation-date>
    <dc:date>2021-06-19T20:25:22.943525916</dc:date>
    <meta:editing-duration>PT7M17S</meta:editing-duration>
    <meta:editing-cycles>6</meta:editing-cycles>
    <meta:generator>LibreOffice/6.4.7.2$Linux_X86_64 LibreOffice_project/40$Build-2</meta:generator>
    <meta:document-statistic meta:object-count="15"/>
  </office:meta>
</office:document-meta>
</file>